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reeSans1" svg:font-family="FreeSans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1db6df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paragraph-rsid="001db6df" style:font-size-asian="14pt" style:font-size-complex="14pt"/>
    </style:style>
    <style:style style:name="P5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7" style:family="paragraph" style:parent-style-name="Header">
      <style:paragraph-properties fo:text-align="end" style:justify-single-word="false"/>
      <style:text-properties fo:font-size="10pt" officeooo:rsid="001e2fe6" officeooo:paragraph-rsid="001f9878" style:font-size-asian="10pt" style:font-size-complex="10pt"/>
    </style:style>
    <style:style style:name="P8" style:family="paragraph" style:parent-style-name="Standard" style:list-style-name="WW8Num1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l" fo:country="G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1db6d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4">ΑΙΤΗΣΗ</text:span><text:tab/><text:tab/><text:tab/><text:tab/><text:tab/><text:tab/><text:tab/><text:tab/></text:p>
      <text:p text:style-name="P1">Αναπληρωτή-τριας</text:p>
      <text:p text:style-name="P1"/>
      <text:p text:style-name="P2">Επώνυμο: <text:span text:style-name="T2">[LAST_NAME]</text:span></text:p>
      <text:p text:style-name="P2">Όνομα: <text:span text:style-name="T2">[FIRST_NAME]</text:span></text:p>
      <text:p text:style-name="P2">Πατρώνυμο: <text:span text:style-name="T2">[FATHER_NAME]</text:span></text:p>
      <text:p text:style-name="P2">Κλάδος: <text:span text:style-name="T2">[SPECIALTY]</text:span></text:p>
      <text:p text:style-name="P2">Σχολείο <text:s/>που υπηρετώ: <text:span text:style-name="T2">[SERVING_SCHOOL]</text:span></text:p>
      <text:p text:style-name="P2">Δ/νση κατοικίας: <text:span text:style-name="T2">[HOME_ADDRESS]</text:span></text:p>
      <text:p text:style-name="P2">Τηλέφωνο: <text:span text:style-name="T2">[MOBILE_PHONE]</text:span></text:p>
      <text:p text:style-name="P1"/>
      <text:p text:style-name="P1"/>
      <text:p text:style-name="P1"/>
      <text:p text:style-name="P1"><text:span text:style-name="T2">ΘΕΜΑ</text:span>: <text:span text:style-name="T1">Χορήγηση κανονικής άδειας</text:span></text:p>
      <text:p text:style-name="P5">(για αναπληρωτές/<text:span text:style-name="T5">ώτριες</text:span>)</text:p>
      <text:p text:style-name="P1"/>
      <text:p text:style-name="P1"/>
      <text:p text:style-name="P1">1.Χορηγηθείσα κανονική άδεια τρέχοντος διδακτικού έτους:</text:p>
      <text:p text:style-name="P1">…………………………………………………………………ημέρ……..</text:p>
      <text:p text:style-name="P1"/>
      <text:p text:style-name="P6">ΠΡΟΣ</text:p>
      <text:p text:style-name="P1"/>
      <text:p text:style-name="P1">Τ<text:span text:style-name="T5">ον</text:span> κ. Δ/ντή του <text:span text:style-name="T5">1ου ΕΠΑΛ Μοιρών.</text:span></text:p>
      <text:p text:style-name="P1"/>
      <text:p text:style-name="P3">Παρακαλώ να μου χορηγήσετε κανονική άδεια σύμφωνα με την παρ. <text:span text:style-name="T3">θ</text:span> άρθρου 20 Π.Δ. 410/88 &amp; την αριθμ. 44/90 Γνωμοδότηση του Ν.Σ.Κ. <text:s text:c="21"/>από …………………………………................... μέχρι …………………………….. διότι (ακριβής λόγος σοβαρής, έκτακτης ανάγκης). </text:p>
      <text:p text:style-name="P4">……………………………………………………………………………………………………………………………………………………………………</text:p>
      <text:p text:style-name="P4">……………………………………………………………………………………………………………………………………………………………………</text:p>
      <text:p text:style-name="P4"/>
      <text:p text:style-name="P4">Μαζί <text:s/>υποβάλλω <text:s/>και:<text:tab/> </text:p>
      <text:p text:style-name="P1"/>
      <text:list xml:id="list3837887877" text:style-name="WW8Num1">
        <text:list-item>
          <text:p text:style-name="P8">Έντυπο/α που θα αποδεικνύ<text:span text:style-name="T5">ει/</text:span>ουν τον λόγο που δήλωσα για να πάρω την άδεια</text:p>
        </text:list-item>
      </text:list>
      <text:p text:style-name="P1"/>
      <text:list xml:id="list60840394851586" text:continue-numbering="true" text:style-name="WW8Num1">
        <text:list-item>
          <text:p text:style-name="P8">.......................................................................................................................................................................................................................</text:p>
        </text:list-item>
      </text:list>
      <text:p text:style-name="P1"/>
      <text:p text:style-name="P1">Ημερομηνία:…………………………………………..</text:p>
      <text:p text:style-name="P1"/>
      <text:p text:style-name="P1"/>
      <text:p text:style-name="P1">………… Αιτ……………………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FreeSans1" svg:font-family="FreeSans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Λεζάντα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Προεπιλεγμένη_20_γραμματοσειρά" style:display-name="Προεπιλεγμένη γραμματοσειρά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f9878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1-08T14:17:00</meta:creation-date>
    <dc:creator>Ιωάννης Χαριτάκης</dc:creator>
    <dc:date>2017-09-27T06:08:40.160484800</dc:date>
    <meta:print-date>2011-11-22T12:01:00</meta:print-date>
    <meta:editing-cycles>10</meta:editing-cycles>
    <meta:editing-duration>PT13H12M20S</meta:editing-duration>
    <meta:generator>LibreOffice/5.3.6.1$Linux_X86_64 LibreOffice_project/30m0$Build-1</meta:generator>
    <meta:document-statistic meta:table-count="0" meta:image-count="0" meta:object-count="0" meta:page-count="1" meta:paragraph-count="26" meta:word-count="110" meta:character-count="1206" meta:non-whitespace-character-count="1088"/>
  </office:meta>
</office:document-meta>
</file>